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.5" calcext:value-type="float">
            <text:p>4,5</text:p>
          </table:table-cell>
          <table:table-cell table:formula="of:=[.C2]+[.D2]"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17857142857143" calcext:value-type="percentage">
            <text:p>51,79%</text:p>
          </table:table-cell>
          <table:table-cell table:formula="of:=[.E2]/([.I2]-[.F2])" office:value-type="percentage" office:value="0.557692307692308" calcext:value-type="percentage">
            <text:p>55,77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.5" calcext:value-type="float">
            <text:p>6,5</text:p>
          </table:table-cell>
          <table:table-cell table:style-name="ce19" table:formula="of:=SUMIF([data_parser.$C$2:.C136];[.B3];[data_parser.$G$2:.$G$100])" office:value-type="float" office:value="7.5" calcext:value-type="float">
            <text:p>7,5</text:p>
          </table:table-cell>
          <table:table-cell table:style-name="ce33" table:formula="of:=[.C3]+[.D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777777777777778" calcext:value-type="percentage">
            <text:p>77,78%</text:p>
          </table:table-cell>
          <table:table-cell table:formula="of:=[.E3]/([.I3]-[.F3])" office:value-type="percentage" office:value="0.933333333333333" calcext:value-type="percentage">
            <text:p>93,33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.5" calcext:value-type="float">
            <text:p>6,5</text:p>
          </table:table-cell>
          <table:table-cell table:style-name="ce33" table:formula="of:=[.C5]+[.D5]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403846153846154" calcext:value-type="percentage">
            <text:p>40,38%</text:p>
          </table:table-cell>
          <table:table-cell table:formula="of:=[.E5]/([.I5]-[.F5])" office:value-type="percentage" office:value="0.42" calcext:value-type="percentage">
            <text:p>42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7" calcext:value-type="float">
            <text:p>7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5" calcext:value-type="percentage">
            <text:p>50,00%</text:p>
          </table:table-cell>
          <table:table-cell table:formula="of:=[.E6]/([.I6]-[.F6])" office:value-type="percentage" office:value="0.526315789473684" calcext:value-type="percentage">
            <text:p>52,63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0" calcext:value-type="float">
            <text:p>0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Negras jogam. 2022-10-01: partida declarada como empatada para fins de contabilização no campeonato. Ainda vai ser disputada de forma online para finalizá-la.</text:p>
          </table:table-cell>
          <table:table-cell table:formula="of:=IFERROR(NUMBERVALUE(LEFT([.D10];(FIND(&quot;-&quot;;[.D10])-1));&quot;,&quot;);&quot;*&quot;)" office:value-type="float" office:value="0.5" calcext:value-type="float">
            <text:p>0,5</text:p>
          </table:table-cell>
          <table:table-cell table:formula="of:=IFERROR(NUMBERVALUE(RIGHT([.D10];(FIND(&quot;-&quot;;[.D1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ance ilegal brancas: 22. Qd4. Brancas abandonam</text:p>
          </table:table-cell>
          <table:table-cell table:formula="of:=IFERROR(NUMBERVALUE(LEFT([.D19];(FIND(&quot;-&quot;;[.D19])-1));&quot;,&quot;);&quot;*&quot;)" office:value-type="float" office:value="0" calcext:value-type="float">
            <text:p>0</text:p>
          </table:table-cell>
          <table:table-cell table:formula="of:=IFERROR(NUMBERVALUE(RIGHT([.D19];(FIND(&quot;-&quot;;[.D1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Jogo declarado como empate para fins de contabilização no campeonato</text:p>
          </table:table-cell>
          <table:table-cell table:formula="of:=IFERROR(NUMBERVALUE(LEFT([.D60];(FIND(&quot;-&quot;;[.D60])-1));&quot;,&quot;);&quot;*&quot;)" office:value-type="float" office:value="0.5" calcext:value-type="float">
            <text:p>0,5</text:p>
          </table:table-cell>
          <table:table-cell table:formula="of:=IFERROR(NUMBERVALUE(RIGHT([.D60];(FIND(&quot;-&quot;;[.D6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2022-10-01: partida declarada como empatada para fins de contabilização no campeonato. Ainda vai ser disputada de forma online para finalizá-la.</text:p>
          </table:table-cell>
          <table:table-cell table:formula="of:=IFERROR(NUMBERVALUE(LEFT([.D62];(FIND(&quot;-&quot;;[.D62])-1));&quot;,&quot;);&quot;*&quot;)" office:value-type="float" office:value="0.5" calcext:value-type="float">
            <text:p>0,5</text:p>
          </table:table-cell>
          <table:table-cell table:formula="of:=IFERROR(NUMBERVALUE(RIGHT([.D62];(FIND(&quot;-&quot;;[.D6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0"/>
        <table:table-column table:style-name="co18" table:default-cell-style-name="ce54"/>
        <table:table-column table:style-name="co19" table:default-cell-style-name="ce54"/>
        <table:table-column table:style-name="co5" table:default-cell-style-name="ce57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57"/>
        <table:table-column table:style-name="co19" table:default-cell-style-name="ce81"/>
        <table:table-column table:style-name="co21" table:default-cell-style-name="ce81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11" table:number-columns-repeated="3" table:default-cell-style-name="Default"/>
        <table:table-row table:style-name="ro2">
          <table:table-cell table:style-name="ce4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47" office:value-type="string" calcext:value-type="string" table:number-columns-spanned="28" table:number-rows-spanned="1">
            <text:p>Game Stats</text:p>
          </table:table-cell>
          <table:covered-table-cell table:style-name="ce61"/>
          <table:covered-table-cell table:number-columns-repeated="26" table:style-name="Default"/>
          <table:table-cell table:number-columns-repeated="3"/>
        </table:table-row>
        <table:table-row table:style-name="ro2">
          <table:covered-table-cell table:style-name="ce61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Vicente Rodrigues de Moraes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Jefferson Camp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style-name="ce65"/>
          <table:table-cell table:style-name="ce57" table:number-columns-repeated="2"/>
          <table:table-cell table:style-name="ce65" office:value-type="date" office:date-value="2022-10-18" calcext:value-type="date">
            <text:p>2022-10-18</text:p>
          </table:table-cell>
          <table:table-cell table:style-name="ce57" office:value-type="string" calcext:value-type="string">
            <text:p>1-0</text:p>
          </table:table-cell>
          <table:table-cell table:style-name="ce57" table:number-columns-repeated="4"/>
          <table:table-cell/>
          <table:table-cell table:style-name="ce57" table:number-columns-repeated="2"/>
          <table:table-cell table:number-columns-repeated="3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ate com 00:19” no meu relógio.</text:p>
          </table:table-cell>
          <table:table-cell table:number-columns-repeated="9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3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3"/>
          <table:table-cell table:style-name="ce66" office:value-type="date" office:date-value="2018-10-18" calcext:value-type="date">
            <text:p>2018-10-18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merson Sbrana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6"/>
          <table:table-cell/>
          <table:table-cell table:style-name="ce57" table:number-columns-repeated="2"/>
          <table:table-cell table:number-columns-repeated="1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6" table:style-name="ce79"/>
          <table:table-cell table:style-name="ce58" table:number-columns-repeated="6"/>
          <table:table-cell table:style-name="ce66" office:value-type="date" office:date-value="2022-10-25" calcext:value-type="date">
            <text:p>2022-10-25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table:style-name="ce66"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Erick de Brito Melo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3"/>
          <table:table-cell/>
          <table:table-cell table:style-name="ce57" table:number-columns-repeated="2"/>
          <table:table-cell table:number-columns-repeated="1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9" table:style-name="ce79"/>
          <table:table-cell table:style-name="ce66"/>
          <table:table-cell table:style-name="ce58" table:number-columns-repeated="2"/>
          <table:table-cell table:style-name="ce66"/>
          <table:table-cell table:style-name="ce58" table:number-columns-repeated="1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efferson Nun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/>
          <table:table-cell table:style-name="ce57" table:number-columns-repeated="2"/>
          <table:table-cell table:number-columns-repeated="1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2" table:style-name="ce79"/>
          <table:table-cell table:style-name="ce58" table:number-columns-repeated="6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ão Carlos Oliveira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repeated="3"/>
          <table:table-cell table:style-name="ce65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5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table:style-name="ce66"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0"/>
        </table:table-row>
        <table:table-row table:style-name="ro2">
          <table:table-cell office:value-type="string" calcext:value-type="string" table:number-columns-spanned="1" table:number-rows-spanned="2">
            <text:p>José Carlos Bento Dias da Roch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number-columns-repeated="6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8" table:style-name="ce79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0"/>
        </table:table-row>
        <table:table-row table:style-name="ro2">
          <table:table-cell office:value-type="string" calcext:value-type="string" table:number-columns-spanned="1" table:number-rows-spanned="2">
            <text:p>José Roberto Oliveir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9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1" table:style-name="ce79"/>
          <table:table-cell table:style-name="ce58" table:number-columns-repeated="9"/>
        </table:table-row>
        <table:table-row table:style-name="ro2">
          <table:table-cell office:value-type="string" calcext:value-type="string" table:number-columns-spanned="1" table:number-rows-spanned="2">
            <text:p>Mário Sérgio Bueno Mirand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6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4" table:style-name="ce79"/>
          <table:table-cell table:style-name="ce58" table:number-columns-repeated="6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number-columns-repeated="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2" table:style-name="ce81"/>
          <table:table-cell table:style-name="ce58"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Vicente Rodrigues de Moraes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5" table:style-name="ce81"/>
        </table:table-row>
      </table:table>
      <table:named-expressions/>
      <table:database-ranges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0-26T14:50:17.584907880</dc:date>
    <dc:creator>Jefferson Campos</dc:creator>
    <meta:editing-duration>PT4H27M6S</meta:editing-duration>
    <meta:editing-cycles>112</meta:editing-cycles>
    <meta:generator>LibreOffice/7.3.6.2$Linux_X86_64 LibreOffice_project/30$Build-2</meta:generator>
    <meta:document-statistic meta:table-count="3" meta:cell-count="674" meta:object-count="0"/>
  </office:meta>
</office:document-meta>
</file>